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48544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48544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48544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48544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48544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48544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48544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48544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48544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48544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48544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48544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48544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48544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48544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48544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48544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Vincenzo Emmanuelle Sabatino Call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0/6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145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Abrahan Calogero Sabatino Herre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897849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33.85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75" meta:non-whitespace-character-count="1008"/>
    <meta:template xlink:type="simple" xlink:actuate="onRequest" xlink:title="Normal" xlink:href=""/>
  </office:meta>
</office:document-meta>
</file>